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01cm" svg:height="4.362cm" draw:transform="skewX (-0.000174532925199426) rotate (0.0977384381116824) translate (2.496498100836cm 4.735858546042cm)" svg:viewBox="0 0 4702 4363" svg:d="M1206 21c2706-132 3625 337 3481 2086-143 1749-1821 2395-4600 2231-188-9-64-790 295-794 1699 188 3692 123 3659-1422-34-1544-1589-1490-3046-1313-284-10-71-775 211-788z">
          <text:p/>
        </draw:path>
        <draw:path draw:style-name="gr2" draw:text-style-name="P1" draw:layer="layout" svg:width="0.902cm" svg:height="0.661cm" draw:transform="skewX (0.00122173047639589) rotate (-2.1556561591382) translate (3.60279065192771cm 8.38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6.011cm" svg:height="0.812cm" draw:transform="skewX (-0.000174532925199436) rotate (-1.55264490257416) translate (3.9310903860476cm 2.4255687032795cm)" svg:viewBox="0 0 6012 813" svg:d="M114 704c339 29 2140 92 2860 107 718 7 2627-10 2999-13 128 1-88-708-198-709-416-4-1618 86-2456 92-840 14-2900-106-3256-181-121-15-47 692 51 704z">
          <text:p/>
        </draw:path>
        <draw:path draw:style-name="gr2" draw:text-style-name="P1" draw:layer="layout" svg:width="0.902cm" svg:height="0.661cm" draw:transform="rotate (-2.15687788961459) translate (4.07245781206569cm 8.205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skewX (0.00244346095279206) rotate (-2.1556561591382) translate (4.0604736659504cm 2.436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902cm" svg:height="0.661cm" draw:transform="rotate (-2.15687788961459) translate (4.11162447873229cm 4.7899614417958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2:56.425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